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d52a8"/>
    </style:style>
    <style:style style:name="P3" style:family="paragraph" style:parent-style-name="Standard">
      <style:paragraph-properties fo:text-align="justify" style:justify-single-word="false"/>
      <style:text-properties officeooo:rsid="001d52a8" officeooo:paragraph-rsid="001d52a8"/>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officeooo:rsid="001d52a8" officeooo:paragraph-rsid="001d52a8" style:font-weight-asian="bold" style:font-weight-complex="bold"/>
    </style:style>
    <style:style style:name="P6" style:family="paragraph" style:parent-style-name="Standard">
      <style:paragraph-properties fo:text-align="justify" style:justify-single-word="false"/>
      <style:text-properties officeooo:rsid="001d52a8" officeooo:paragraph-rsid="001d52a8"/>
    </style:style>
    <style:style style:name="P7" style:family="paragraph" style:parent-style-name="Standard">
      <style:paragraph-properties fo:text-align="justify" style:justify-single-word="false"/>
      <style:text-properties officeooo:paragraph-rsid="001e3862"/>
    </style:style>
    <style:style style:name="P8" style:family="paragraph" style:parent-style-name="Standard">
      <style:paragraph-properties fo:text-align="justify" style:justify-single-word="false"/>
      <style:text-properties officeooo:rsid="001e3862" officeooo:paragraph-rsid="001e3862"/>
    </style:style>
    <style:style style:name="T1" style:family="text">
      <style:text-properties officeooo:rsid="001d52a8"/>
    </style:style>
    <style:style style:name="T2" style:family="text">
      <style:text-properties fo:font-weight="bold" style:font-weight-asian="bold" style:font-weight-complex="bold"/>
    </style:style>
    <style:style style:name="T3" style:family="text">
      <style:text-properties fo:font-weight="normal" officeooo:rsid="001d52a8" style:font-weight-asian="normal" style:font-weight-complex="normal"/>
    </style:style>
    <style:style style:name="T4" style:family="text">
      <style:text-properties officeooo:rsid="001e38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Face Emotion Detection from streaming video</text:p>
      <text:p text:style-name="P1">This Python <text:span text:style-name="T4">program</text:span> is an example of real-time emotion detection from a webcam video feed using OpenCV and a pre-trained <text:span text:style-name="T4">ML </text:span>emotion detection model. It detects faces in the video frames, predicts the emotions of those faces, and overlays the detected emotions on the video stream. </text:p>
      <text:p text:style-name="P3"/>
      <text:p text:style-name="P3">Flow of the code:</text:p>
      <text:p text:style-name="P8">Open Anaconda terminal and run ‘pip install cv2 numpy keras’</text:p>
      <text:p text:style-name="P8">Open Jupyter note book in the same folder where video.py and haarcascade_frontalface_default.xml are saved.</text:p>
      <text:p text:style-name="P8">Type and run the following command: ‘%run video.py’</text:p>
      <text:p text:style-name="P8">or open anaconda prompt with the above folder as cd and run python video.py</text:p>
      <text:p text:style-name="P7"/>
      <text:p text:style-name="P4">Import the necessary libraries:</text:p>
      <text:p text:style-name="P1">cv2: OpenCV library for computer vision tasks.</text:p>
      <text:p text:style-name="P1">numpy: Numerical computing library.</text:p>
      <text:p text:style-name="P1">keras.models: Importing the necessary function to load a Keras model.</text:p>
      <text:p text:style-name="P1">time: Library for working with time-related functions.</text:p>
      <text:p text:style-name="P1">Load the face cascade:</text:p>
      <text:p text:style-name="P1"/>
      <text:p text:style-name="P1">The code tries to load the pre-trained Haar cascade classifier for face detection from the XML file '<text:span text:style-name="T2">haarcascade_frontalface_default.xml</text:span>'.</text:p>
      <text:p text:style-name="P1"/>
      <text:p text:style-name="P4">Define emotion labels:</text:p>
      <text:p text:style-name="P1">A dictionary is defined to map emotion class indices to their corresponding labels.</text:p>
      <text:p text:style-name="P1"/>
      <text:p text:style-name="P4">Load the emotion detection model:</text:p>
      <text:p text:style-name="P1"><text:span text:style-name="T1">Program</text:span> reads a pre-trained Keras model's architecture from a JSON file ('emotion_detection_model.json') and its weights from an HDF5 file ('emotion_detection_model.h5').</text:p>
      <text:p text:style-name="P1">Start time measurement:</text:p>
      <text:p text:style-name="P2"><text:span text:style-name="T1">Program</text:span> records the start time for performance measurement.</text:p>
      <text:p text:style-name="P1"/>
      <text:p text:style-name="P4">Define the detect_faces_and_emotions function:</text:p>
      <text:p text:style-name="P1">This function takes an image (frame) as input, converts it to grayscale, detects faces in the image using the loaded face cascade, and then predicts the emotions for each detected face using the pre-trained model. It draws rectangles around the detected faces, overlays the predicted emotions, and returns the processed image.</text:p>
      <text:p text:style-name="P1"/>
      <text:p text:style-name="P4">Initialize webcam capture:</text:p>
      <text:p text:style-name="P2"><text:span text:style-name="T3">Program</text:span> opens a connection to the default webcam (index 0) using OpenCV's VideoCapture.</text:p>
      <text:p text:style-name="P2"/>
      <text:p text:style-name="P4">Create windows for displaying frames:</text:p>
      <text:p text:style-name="P2"><text:span text:style-name="T3">Program</text:span> creates two named windows: 'Video' for displaying the original webcam feed, and 'Detected Video' for displaying the feed with emotion detections.</text:p>
      <text:p text:style-name="P1"/>
      <text:p text:style-name="P4">Enter the main loop:</text:p>
      <text:p text:style-name="P2"><text:soft-page-break/><text:span text:style-name="T1">Program</text:span> enters an infinite loop to continuously capture frames from the webcam.</text:p>
      <text:p text:style-name="P2"/>
      <text:p text:style-name="P4">Read a frame from the webcam:</text:p>
      <text:p text:style-name="P2"><text:span text:style-name="T1">Program</text:span> reads a single frame from the webcam using video_capture.read().</text:p>
      <text:p text:style-name="P4">Display the original frame:</text:p>
      <text:p text:style-name="P1">The original webcam frame is displayed in the 'Video' window using cv2.imshow().</text:p>
      <text:p text:style-name="P1"/>
      <text:p text:style-name="P4">Perform face detection and emotion prediction:</text:p>
      <text:p text:style-name="P1">The detect_faces_and_emotions function is called on the captured frame to detect faces and predict emotions. The processed frame with emotion overlays is obtained.</text:p>
      <text:p text:style-name="P1"/>
      <text:p text:style-name="P4">Display the processed frame:</text:p>
      <text:p text:style-name="P1">The processed frame with emotion overlays is displayed in the 'Detected Video' window.</text:p>
      <text:p text:style-name="P1"/>
      <text:p text:style-name="P4">Check for keyboard interrupt:</text:p>
      <text:p text:style-name="P1">The code checks for the 'q' key press to exit the loop. If 'q' is pressed, the loop breaks.</text:p>
      <text:p text:style-name="P1"/>
      <text:p text:style-name="P4">Release the video capture and close windows:</text:p>
      <text:p text:style-name="P1">After exiting the loop, the code releases the webcam capture and closes the display windows.</text:p>
      <text:p text:style-name="P1"/>
      <text:p text:style-name="P4">End time measurement:</text:p>
      <text:p text:style-name="P1">The code records the end time for performance measurement.</text:p>
      <text:p text:style-name="P1"/>
      <text:p text:style-name="P4">Calculate and print the response time:</text:p>
      <text:p text:style-name="P1">The code calculates the difference between start and end times to measure the response time of the entire process and prints it.</text:p>
      <text:p text:style-name="P1"/>
      <text:p text:style-name="P1">In summary, this code captures video from a webcam, detects faces in real-time, predicts the emotions of detected faces using a pre-trained deep learning model, overlays the predicted emotions on the video feed, and displays both the original and processed video streams in separate window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alibri"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8T17:03:45.581139372</meta:creation-date>
    <dc:date>2023-08-19T20:07:29.424927197</dc:date>
    <meta:editing-duration>PT8M59S</meta:editing-duration>
    <meta:editing-cycles>2</meta:editing-cycles>
    <meta:generator>LibreOffice/7.3.7.2$Linux_X86_64 LibreOffice_project/30$Build-2</meta:generator>
    <meta:document-statistic meta:table-count="0" meta:image-count="0" meta:object-count="0" meta:page-count="2" meta:paragraph-count="45" meta:word-count="530" meta:character-count="3516" meta:non-whitespace-character-count="3030"/>
  </office:meta>
</office:document-meta>
</file>